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1. Copy Mechanism</text:h>
      <text:list xml:id="list5456388376688517541" text:style-name="L1">
        <text:list-item>
          <text:p text:style-name="P1"><text:span text:style-name="Strong_20_Emphasis">Inspect the Page</text:span>:<text:line-break/>Right-click anywhere on the page where the checkboxes are located and select <text:span text:style-name="Strong_20_Emphasis">Inspect</text:span>.</text:p>
        </text:list-item>
        <text:list-item>
          <text:p text:style-name="P1"><text:span text:style-name="Strong_20_Emphasis">Open Console</text:span>:<text:line-break/>Go to the <text:span text:style-name="Strong_20_Emphasis">Console</text:span> tab in the browser's developer tools.</text:p>
        </text:list-item>
        <text:list-item>
          <text:p text:style-name="P1"><text:span text:style-name="Strong_20_Emphasis">Run Copy Script</text:span>:<text:line-break/>Paste the <text:span text:style-name="Strong_20_Emphasis">copy mechanism script</text:span> into the console and hit <text:span text:style-name="Strong_20_Emphasis">Enter</text:span> to run it.</text:p>
        </text:list-item>
      </text:list>
      <text:h text:style-name="Heading_20_3" text:outline-level="3">2. Paste Mechanism</text:h>
      <text:list xml:id="list7250816229966099285" text:style-name="L2">
        <text:list-item>
          <text:p text:style-name="P2"><text:span text:style-name="Strong_20_Emphasis">Inspect the Target Page</text:span>:<text:line-break/>Right-click anywhere on the page where the checkboxes need to be pasted and select <text:span text:style-name="Strong_20_Emphasis">Inspect</text:span>.</text:p>
        </text:list-item>
        <text:list-item>
          <text:p text:style-name="P2"><text:span text:style-name="Strong_20_Emphasis">Open Console</text:span>:<text:line-break/>Navigate to the <text:span text:style-name="Strong_20_Emphasis">Console</text:span> tab.</text:p>
        </text:list-item>
        <text:list-item>
          <text:p text:style-name="P2"><text:span text:style-name="Strong_20_Emphasis">Run Paste Script</text:span>:<text:line-break/>Paste the <text:span text:style-name="Strong_20_Emphasis">pasting mechanism script</text:span> into the console and hit <text:span text:style-name="Strong_20_Emphasis">Enter</text:span> to run it.</text:p>
        </text:list-item>
      </text:list>
      <text:h text:style-name="Heading_20_3" text:outline-level="3">3. Copy &amp; Paste the Checkbox States</text:h>
      <text:list xml:id="list760273263147899774" text:style-name="L3">
        <text:list-item>
          <text:p text:style-name="P3"><text:span text:style-name="Strong_20_Emphasis">Copy Checkbox States</text:span>:<text:line-break/>On the page with checkboxes to be copied, click the <text:span text:style-name="Strong_20_Emphasis">Copy Checkbox States</text:span> button that appears at the bottom.</text:p>
        </text:list-item>
        <text:list-item>
          <text:p text:style-name="P3"><text:span text:style-name="Strong_20_Emphasis">Paste Checkbox States</text:span>:<text:line-break/>Switch to the target page where the states need to be pasted, click the <text:span text:style-name="Strong_20_Emphasis">Paste Checkbox States</text:span> button, and watch the magic happen!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15$Win32 OpenOffice.org_project/4115m2$Build-9813</meta:generator>
    <dc:date>2024-10-10T11:57:53.33</dc:date>
    <meta:document-statistic meta:table-count="0" meta:image-count="0" meta:object-count="0" meta:page-count="1" meta:paragraph-count="11" meta:word-count="157" meta:character-count="881"/>
    <dc:creator>Balint  Bregyan</dc:creator>
    <meta:user-defined meta:name="Info 1"/>
    <meta:user-defined meta:name="Info 2"/>
    <meta:user-defined meta:name="Info 3"/>
    <meta:user-defined meta:name="Info 4"/>
  </office:meta>
</office:document-meta>
</file>